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s/></text:p>
      <text:p text:style-name="Standard">-Transform Camera2D into Window!<text:s/>(working mouse translations<text:s/>pinned,<text:s/>editMode)</text:p>
      <text:p text:style-name="Standard">-Create new event triggering system.</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EGMscript.</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When adding objects, unmark selectedObject - addresses can change.</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soft-page-break/>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you can make it into any object you desire by adding to it modules. Inspired by Ltspice.</text:p>
      <text:p text:style-name="Standard"/>
      <text:p text:style-name="Standard">Original (not removable) parameters:</text:p>
      <text:p text:style-name="Standard">- ip address (private, static, not changeable)</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the game in the same window.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object with game data is cloned to a vector and the program is operating on the clone.</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soft-page-break/>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3-21T23:44:00Z</dc:date>
    <meta:template xlink:href="Normal.dotm" xlink:type="simple"/>
    <meta:editing-cycles>383</meta:editing-cycles>
    <meta:editing-duration>PT1681380S</meta:editing-duration>
    <meta:document-statistic meta:page-count="5" meta:paragraph-count="20" meta:word-count="1521" meta:character-count="10177" meta:row-count="72" meta:non-whitespace-character-count="8676"/>
  </office:meta>
</office:document-meta>
</file>